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36"/>
    <style:style style:name="ce2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5" calcext:value-type="float">
            <text:p>15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3" calcext:value-type="date">
            <text:p>2025-10-23</text:p>
          </table:table-cell>
          <table:table-cell office:value-type="string" calcext:value-type="string">
            <text:p>IC App: Rat in the P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ame 6: Rat in the 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KS: Government Procedures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Pharma Cereprax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IC App: Shit Sh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Gear Discount: Used Control Rig R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01" calcext:value-type="date">
            <text:p>2025-11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Plan 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Game 7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06" calcext:value-type="date">
            <text:p>2025-11-06</text:p>
          </table:table-cell>
          <table:table-cell office:value-type="string" calcext:value-type="string">
            <text:p>KS: Federated Boeing 0 → 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Signature Masking 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Gear Discount: Heavy Internal Remote Turret Weapon Mount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Skill Discount: Mechanic 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string" calcext:value-type="string">
            <text:p>Creative Writing: Icarus Part 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3" calcext:value-type="date">
            <text:p>2025-11-23</text:p>
          </table:table-cell>
          <table:table-cell office:value-type="string" calcext:value-type="string">
            <text:p>Game 8: Chasing 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date" office:date-value="2025-11-24" calcext:value-type="date">
            <text:p>2025-11-2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Grond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1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string" calcext:value-type="string">
            <text:p>IC App: Plan 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1" calcext:value-type="date">
            <text:p>2025-11-11</text:p>
          </table:table-cell>
          <table:table-cell office:value-type="string" calcext:value-type="string">
            <text:p>IC App: The Boys Are Gone!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18" calcext:value-type="date">
            <text:p>2025-11-18</text:p>
          </table:table-cell>
          <table:table-cell office:value-type="string" calcext:value-type="string">
            <text:p>IC App: Overnight for 20 Nuyen 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Game 1: Overnight for 20 Nuyen M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0" calcext:value-type="date">
            <text:p>2025-11-20</text:p>
          </table:table-cell>
          <table:table-cell office:value-type="string" calcext:value-type="string">
            <text:p>Lifestyle + Munda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1-21" calcext:value-type="date">
            <text:p>2025-11-21</text:p>
          </table:table-cell>
          <table:table-cell office:value-type="string" calcext:value-type="string">
            <text:p>Martial Art: Pentjak Silat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25-11-22" calcext:value-type="date">
            <text:p>2025-11-22</text:p>
          </table:table-cell>
          <table:table-cell office:value-type="string" calcext:value-type="string">
            <text:p>IC App: Beware Banal Thing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2" table:target-range-address="'Spitfire IIb Influence'.A3:'Spitfire IIb Influence'.C2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Grond Influence'.A3:'Grond Influence'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00-00-00</text:date>, <text:time style:data-style-name="N2" text:time-value="11:56:12.639698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4T11:56:24.112302189</dc:date>
    <meta:editing-duration>PT2H38S</meta:editing-duration>
    <meta:editing-cycles>35</meta:editing-cycles>
    <meta:generator>LibreOffice/25.2.7.2$Linux_X86_64 LibreOffice_project/520$Build-2</meta:generator>
    <meta:document-statistic meta:table-count="4" meta:cell-count="175" meta:object-count="0"/>
  </office:meta>
</office:document-meta>
</file>